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8.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ff0000"/>
    </style:style>
    <style:style style:name="T8" style:family="text">
      <style:text-properties fo:font-size="12.00pt" fo:font-weight="normal" fo:font-family="Calibri" style:font-family-asian="Calibri" style:font-family-complex="Calibri" fo:background-color="transparent" fo:color="#ff0000"/>
    </style:style>
    <style:style style:name="T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10" style:family="text">
      <style:text-properties fo:font-size="12.00pt" fo:font-weight="normal" fo:font-family="Calibri" style:font-family-asian="Calibri" style:font-family-complex="Calibri" fo:background-color="transparent" fo:color="#ff0000"/>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8.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fo:font-style="italic"/>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fo:font-style="italic"/>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fo:font-style="italic"/>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8.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8.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8.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office:automatic-styles>
  <office:body>
    <office:text>
      <text:p text:style-name="P1"><text:span text:style-name="T1">FirefoxOS</text:span></text:p>
      <text:p text:style-name="P2"><text:span text:style-name="T2">Firefox OS (also referred to by its codename "Boot to Gecko" or "B2G") is Mozilla's open source mobile operating system. It uses a Linux kernel and boots into a Gecko-based runtime engine, which lets users run applications developed entirely using HTML, JavaScript, and other open web application APIs. Firefox OS is a mobile operating system that's free from proprietary technology while still a powerful platform that provides application developers an opportunity to create excellent products. In addition, it's flexible and capable enough to make the end user happy.</text:span></text:p>
      <text:p text:style-name="P2"><text:span text:style-name="T2">For Web developers, the most important part to understand is that the entire user interface is a Web app, one that is capable of displaying and launching other Web apps. Any modifications you make to the user interface and any applications you create to run on Firefox OS are Web pages. It is designed to allow HTML5 applications to communicate directly with the device's hardware and services.</text:span></text:p>
      <text:p text:style-name="P2"><text:span text:style-name="T3">Hardware requirements</text:span><text:span text:style-name="T4"/></text:p>
      <text:p text:style-name="P2"><text:span text:style-name="T4">It should be possible to port Firefox OS to most recent ARM-based mobile devices. This section covers the basic hardware requirements as well as the recommended hardware features.</text:span></text:p>
      <text:p text:style-name="P2"><draw:frame text:anchor-type="as-char" svg:width="164.01mm" svg:height="63.78mm" style:rel-width="scale" style:rel-height="scale"><draw:object-ole xlink:href="OleObj1"/><draw:image xlink:href="ObjectReplacements/OleObj1"/></draw:frame><text:span text:style-name="T6"/></text:p>
      <text:p text:style-name="P2"><text:span text:style-name="T7">(</text:span><text:span text:style-name="T8">Ако не излиза таблицата -<text:s/></text:span><text:a xlink:href="https://developer.mozilla.org/en-US/docs/Mozilla/Firefox_OS/Introduction"><text:span text:style-name="T9">https://developer.mozilla.org/en-US/docs/Mozilla/Firefox_OS/Introduction</text:span></text:a><text:span text:style-name="T10">) </text:span></text:p>
      <text:p text:style-name="P2"><text:span text:style-name="T11">It's also suggested that the device offer a uniform color profile (which would be implemented by the graphics device driver) and headphone support for mute/unmute and stop/play. These are features common among modern smartphones.</text:span></text:p>
      <text:p text:style-name="P2"><text:span text:style-name="T12">Firefox OS is compatible with devices including: Otoro, PandaBoard, Emulator (ARM and x86), Desktop, Nexus S, Nexus S 4G, Samsung Galaxy S II, and Galaxy Nexus, Raspbery Pi</text:span><text:span text:style-name="T13"/></text:p>
      <text:p text:style-name="P2"><text:span text:style-name="T14">Buttons and controls</text:span><text:span text:style-name="T15"/></text:p>
      <text:p text:style-name="P2"><text:span text:style-name="T15">A typical Firefox OS device has a small number of physical hardware buttons:</text:span></text:p>
      <text:list text:style-name="L3">
        <text:list-item>
          <text:p text:style-name="P3"><text:span text:style-name="T16">Home button -</text:span><text:span text:style-name="T17"><text:s/>This button is generally centered below the screen. Pressing it will return you to the app launcher. Holding it down opens the card switching view; swiping up on an app in that view will terminate it.</text:span></text:p>
        </text:list-item>
        <text:list-item>
          <text:p text:style-name="P3"><text:span text:style-name="T18">Volume control rocker<text:s/></text:span><text:span text:style-name="T19">- Along the left side is the volume rocker; pressing the top half of the rocker increases the audio volume and pressing the bottom half decreases the volume.</text:span></text:p>
        </text:list-item>
        <text:list-item>
          <text:p text:style-name="P3"><text:span text:style-name="T20">Power button<text:s/></text:span><text:span text:style-name="T21">- The power button is at the top right corner of the device.<text:s/></text:span><text:span text:style-name="T22"/></text:p>
        </text:list-item>
      </text:list>
      <text:p text:style-name="P4"><text:span text:style-name="T23">History</text:span></text:p>
      <text:p text:style-name="P4"><text:span text:style-name="T24">On July 25, 2011, Dr. Andreas Gal, Director of Research at Mozilla Corporation, announced the "Boot to Gecko" Project on the mozilla.dev.platform mailing list. The project proposal was to "pursue the goal of building a complete, standalone operating system for the open web" in order to "find the gaps that keep web developers from being able to build apps that are – in every way – the equals of native apps built for the iPhone (iOS), Android, and WP7 (Windows Phone 7)." The announcement identified these work areas: new web APIs to expose device and OS capabilities such as telephone and camera, a privilege model to safely expose these to web pages, applications to prove these capabilities, and low-level code to boot on an Android-compatible device.</text:span></text:p>
      <text:p text:style-name="P4"><text:span text:style-name="T24">This led to much blog coverage. According to Ars Technica, "Mozilla says that B2G is motivated by a desire to demonstrate that the standards-based open Web has the potential to be a competitive alternative to the existing single-vendor application development stacks offered by the dominant mobile operating systems."</text:span></text:p>
      <text:p text:style-name="P4"><text:span text:style-name="T24">In July 2012, Boot to Gecko was rebranded as 'Firefox OS', after Mozilla's well-known desktop browser, Firefox, and screenshots began appearing in August 2012.</text:span></text:p>
      <text:p text:style-name="P4"><text:span text:style-name="T24">In September 2012 analysts Strategy Analytics forecasted Firefox OS would account for 1% of the global smartphone market in 2013 – its first year of commercial availability.</text:span></text:p>
      <text:p text:style-name="P4"><text:span text:style-name="T24">In February 2013 Mozilla announced plans for global commercial roll-out of Firefox OS. Mozilla announced at a press conference before the start of Mobile World Congress in Barcelona that the first wave of Firefox OS devices will be available to consumers in Brazil, Colombia, Hungary, Mexico, Montenegro, Poland, Serbia, Spain and Venezuela. Firefox have also announced that LG Electronics, ZTE, Huawei and TCL Corporation have committed to making Firefox OS devices.</text:span></text:p>
      <text:p text:style-name="P4"><text:span text:style-name="T25">Demonstrations</text:span><text:span text:style-name="T26"/></text:p>
      <text:p text:style-name="P4"><text:span text:style-name="T26">At Mobile World Congress 2012, Mozilla and Telefónica announced that the Spanish telecommunications provider intended to deliver "open Web devices" in 2012 based on HTML5 and these APIs. Mozilla also announced support for the project from Adobe and Qualcomm, and that Deutsche Telekom’s Innovation Labs will join the project. Mozilla demonstrated a "sneak preview" of the software and apps running on Samsung Galaxy S II phones (replacing their usual Android operating system). In August 2012, a Nokia employee demonstrated the OS running on a Raspberry Pi.</text:span></text:p>
      <text:p text:style-name="P4"><text:span text:style-name="T26">In December 2012, Mozilla rolled out another update and released Firefox OS Simulator 1.0 which can be downloaded as an add-on for Firefox.</text:span></text:p>
      <text:p text:style-name="P4"><text:span text:style-name="T27">Goals</text:span><text:span text:style-name="T28"/></text:p>
      <text:p text:style-name="P4"><text:span text:style-name="T28">When interviewed, Mozilla’s Director of Research Andreas Gal characterised the current set of mobile OS pages as "walled gardens" and presented Firefox OS as more accessible: "We use completely open standards and there’s no proprietary software or technology involved." Gal also said that because the software stack is entirely HTML5, there are already a large number of established developers. This assumption is employed in Mozilla's WebAPI. These are intended W3C standards that attempt to bridge the capability gap that currently exists between native frameworks and web applications. The goal of these efforts is to enable developers to build applications using WebAPI which would then run in any standards compliant browser without the need to rewrite their application for each platform.</text:span></text:p>
      <text:p text:style-name="P4"><text:span text:style-name="T28">"The primary aim of the project is to deliver a better smartphone experience to a higher proportion of the population, including at the low end of the device range portfolio."</text:span></text:p>
      <text:p text:style-name="P4"><text:span text:style-name="T28"/></text:p>
      <text:p text:style-name="P4"><text:span text:style-name="T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